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979cm"/>
    </style:style>
    <style:style style:name="co7" style:family="table-column">
      <style:table-column-properties fo:break-before="auto" style:column-width="3.538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4.588cm"/>
    </style:style>
    <style:style style:name="co14" style:family="table-column">
      <style:table-column-properties fo:break-before="auto" style:column-width="4.036cm"/>
    </style:style>
    <style:style style:name="co15" style:family="table-column">
      <style:table-column-properties fo:break-before="auto" style:column-width="3.925cm"/>
    </style:style>
    <style:style style:name="co16" style:family="table-column">
      <style:table-column-properties fo:break-before="auto" style:column-width="3.621cm"/>
    </style:style>
    <style:style style:name="co17" style:family="table-column">
      <style:table-column-properties fo:break-before="auto" style:column-width="4.893cm"/>
    </style:style>
    <style:style style:name="co18" style:family="table-column">
      <style:table-column-properties fo:break-before="auto" style:column-width="4.699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Refined Inf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success rate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Nodes succ</text:p>
          </table:table-cell>
          <table:table-cell table:style-name="ce1" office:value-type="string" calcext:value-type="string">
            <text:p>Timeout rate</text:p>
          </table:table-cell>
          <table:table-cell table:style-name="ce1" office:value-type="string" calcext:value-type="string">
            <text:p>Nodes time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* Self-reference</text:p>
          </table:table-cell>
          <table:table-cell table:formula="of:=['General Raw Data'.C2]/['General Raw Data'.B2]" office:value-type="float" office:value="0.376237623762376" calcext:value-type="float">
            <text:p>0,3762376238</text:p>
          </table:table-cell>
          <table:table-cell table:formula="of:=['General Raw Data'.D2]" office:value-type="float" office:value="31.9736842105263" calcext:value-type="float">
            <text:p>31,9736842105</text:p>
          </table:table-cell>
          <table:table-cell table:formula="of:=['General Raw Data'.E2]" office:value-type="float" office:value="46112.8157894737" calcext:value-type="float">
            <text:p>46112,8157894737</text:p>
          </table:table-cell>
          <table:table-cell table:formula="of:=['General Raw Data'.F2]/['General Raw Data'.B2]" office:value-type="float" office:value="0.623762376237624" calcext:value-type="float">
            <text:p>0,6237623762</text:p>
          </table:table-cell>
          <table:table-cell table:formula="of:=['General Raw Data'.H2]" office:value-type="float" office:value="675794.777777778" calcext:value-type="float">
            <text:p>675794,777777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* Most Common</text:p>
          </table:table-cell>
          <table:table-cell table:formula="of:=['General Raw Data'.J2]/['General Raw Data'.I2]" office:value-type="float" office:value="0.643564356435644" calcext:value-type="float">
            <text:p>0,6435643564</text:p>
          </table:table-cell>
          <table:table-cell table:formula="of:=['General Raw Data'.K2]" office:value-type="float" office:value="29.7384615384615" calcext:value-type="float">
            <text:p>29,7384615385</text:p>
          </table:table-cell>
          <table:table-cell table:formula="of:=['General Raw Data'.L2]" office:value-type="float" office:value="52547.6769230769" calcext:value-type="float">
            <text:p>52547,6769230769</text:p>
          </table:table-cell>
          <table:table-cell table:formula="of:=['General Raw Data'.M2]/['General Raw Data'.I2]" office:value-type="float" office:value="0.356435643564356" calcext:value-type="float">
            <text:p>0,3564356436</text:p>
          </table:table-cell>
          <table:table-cell table:formula="of:=['General Raw Data'.O2]" office:value-type="float" office:value="568845.138888889" calcext:value-type="float">
            <text:p>568845,1388888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t-First Self</text:p>
          </table:table-cell>
          <table:table-cell table:formula="of:=['General Raw Data'.Q2]/['General Raw Data'.P2]" office:value-type="float" office:value="0.603960396039604" calcext:value-type="float">
            <text:p>0,603960396</text:p>
          </table:table-cell>
          <table:table-cell table:formula="of:=['General Raw Data'.R2]" office:value-type="float" office:value="30.6393442622951" calcext:value-type="float">
            <text:p>30,6393442623</text:p>
          </table:table-cell>
          <table:table-cell table:formula="of:=['General Raw Data'.S2]" office:value-type="float" office:value="24033.3114754098" calcext:value-type="float">
            <text:p>24033,3114754098</text:p>
          </table:table-cell>
          <table:table-cell table:formula="of:=['General Raw Data'.T2]/['General Raw Data'.P2]" office:value-type="float" office:value="0.396039603960396" calcext:value-type="float">
            <text:p>0,396039604</text:p>
          </table:table-cell>
          <table:table-cell table:formula="of:=['General Raw Data'.V2]" office:value-type="float" office:value="488660.515151515" calcext:value-type="float">
            <text:p>488660,515151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t-First Most</text:p>
          </table:table-cell>
          <table:table-cell table:formula="of:=['General Raw Data'.X2]/['General Raw Data'.W2]" office:value-type="float" office:value="0.762376237623762" calcext:value-type="float">
            <text:p>0,7623762376</text:p>
          </table:table-cell>
          <table:table-cell table:formula="of:=['General Raw Data'.Y2]" office:value-type="float" office:value="9.4025974025974" calcext:value-type="float">
            <text:p>9,4025974026</text:p>
          </table:table-cell>
          <table:table-cell table:formula="of:=['General Raw Data'.Z2]" office:value-type="float" office:value="24639.1948051948" calcext:value-type="float">
            <text:p>24639,1948051948</text:p>
          </table:table-cell>
          <table:table-cell table:formula="of:=['General Raw Data'.AA2]/['General Raw Data'.W2]" office:value-type="float" office:value="0.237623762376238" calcext:value-type="float">
            <text:p>0,2376237624</text:p>
          </table:table-cell>
          <table:table-cell table:formula="of:=['General Raw Data'.AC2]" office:value-type="float" office:value="304303.411764706" calcext:value-type="float">
            <text:p>304303,41176470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</table:table>
      <table:table table:name="General Raw Data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Total Runs</text:p>
          </table:table-cell>
          <table:table-cell table:style-name="ce1" office:value-type="string" calcext:value-type="string">
            <text:p>Total A* Self</text:p>
          </table:table-cell>
          <table:table-cell table:style-name="ce1" office:value-type="string" calcext:value-type="string">
            <text:p>A* Self Success</text:p>
          </table:table-cell>
          <table:table-cell table:style-name="ce1" office:value-type="string" calcext:value-type="string">
            <text:p>A* Self Success Runtime</text:p>
          </table:table-cell>
          <table:table-cell table:style-name="ce1" office:value-type="string" calcext:value-type="string">
            <text:p>A* Self Success Nodes</text:p>
          </table:table-cell>
          <table:table-cell table:style-name="ce1" office:value-type="string" calcext:value-type="string">
            <text:p>A* Self Timeout</text:p>
          </table:table-cell>
          <table:table-cell table:style-name="ce1" office:value-type="string" calcext:value-type="string">
            <text:p>A* Self Timeout Runtime</text:p>
          </table:table-cell>
          <table:table-cell table:style-name="ce4" office:value-type="string" calcext:value-type="string">
            <text:p>A* Self Timeout Nodes</text:p>
          </table:table-cell>
          <table:table-cell table:style-name="ce5" office:value-type="string" calcext:value-type="string">
            <text:p>Total A* Most</text:p>
          </table:table-cell>
          <table:table-cell table:style-name="ce8" office:value-type="string" calcext:value-type="string">
            <text:p>A* Most Success</text:p>
          </table:table-cell>
          <table:table-cell table:style-name="ce1" office:value-type="string" calcext:value-type="string">
            <text:p>A* Most Success Runtime</text:p>
          </table:table-cell>
          <table:table-cell table:style-name="ce1" office:value-type="string" calcext:value-type="string">
            <text:p>A* Most Success Nodes</text:p>
          </table:table-cell>
          <table:table-cell table:style-name="ce1" office:value-type="string" calcext:value-type="string">
            <text:p>A* Most Timeout</text:p>
          </table:table-cell>
          <table:table-cell table:style-name="ce1" office:value-type="string" calcext:value-type="string">
            <text:p>A* Most Success Runtime</text:p>
          </table:table-cell>
          <table:table-cell table:style-name="ce1" office:value-type="string" calcext:value-type="string">
            <text:p>A* Most Success Nodes</text:p>
          </table:table-cell>
          <table:table-cell table:style-name="ce1" office:value-type="string" calcext:value-type="string">
            <text:p>Total Greedy Self</text:p>
          </table:table-cell>
          <table:table-cell table:style-name="ce1" office:value-type="string" calcext:value-type="string">
            <text:p>Greedy Self Success</text:p>
          </table:table-cell>
          <table:table-cell table:style-name="ce1" office:value-type="string" calcext:value-type="string">
            <text:p>Greedy Self Success Runtime</text:p>
          </table:table-cell>
          <table:table-cell table:style-name="ce1" office:value-type="string" calcext:value-type="string">
            <text:p>Greedy Self Success Nodes</text:p>
          </table:table-cell>
          <table:table-cell table:style-name="ce1" office:value-type="string" calcext:value-type="string">
            <text:p>Greedy Self Timeout</text:p>
          </table:table-cell>
          <table:table-cell table:style-name="ce1" office:value-type="string" calcext:value-type="string">
            <text:p>Greedy Self Timeout Runtime</text:p>
          </table:table-cell>
          <table:table-cell table:style-name="ce4" office:value-type="string" calcext:value-type="string">
            <text:p>Greedy Self Timeout Nodes</text:p>
          </table:table-cell>
          <table:table-cell table:style-name="ce5" office:value-type="string" calcext:value-type="string">
            <text:p>Total Greedy Most</text:p>
          </table:table-cell>
          <table:table-cell table:style-name="ce8" office:value-type="string" calcext:value-type="string">
            <text:p>Greedy Most Success</text:p>
          </table:table-cell>
          <table:table-cell table:style-name="ce1" office:value-type="string" calcext:value-type="string">
            <text:p>Greedy Most Success Runtime</text:p>
          </table:table-cell>
          <table:table-cell table:style-name="ce1" office:value-type="string" calcext:value-type="string">
            <text:p>Greedy Most Success Nodes</text:p>
          </table:table-cell>
          <table:table-cell table:style-name="ce1" office:value-type="string" calcext:value-type="string">
            <text:p>Greedy Most Timeout</text:p>
          </table:table-cell>
          <table:table-cell table:style-name="ce1" office:value-type="string" calcext:value-type="string">
            <text:p>Greedy Most Success Runtime</text:p>
          </table:table-cell>
          <table:table-cell table:style-name="ce1" office:value-type="string" calcext:value-type="string">
            <text:p>Greedy Most Success Nodes</text:p>
          </table:table-cell>
        </table:table-row>
        <table:table-row table:style-name="ro1">
          <table:table-cell table:style-name="ce2" table:formula="of:=COUNT([.A5:.A408])" office:value-type="float" office:value="404" calcext:value-type="float">
            <text:p>404</text:p>
          </table:table-cell>
          <table:table-cell table:style-name="ce3" table:formula="of:=COUNTIFS([.$B$5:.$B$408];&quot;A star&quot;;[.$C$5:.$C$408];&quot;=Self&quot;)" office:value-type="float" office:value="101" calcext:value-type="float">
            <text:p>101</text:p>
          </table:table-cell>
          <table:table-cell table:style-name="ce3" table:formula="of:=COUNTIFS([.$B$5:.$B$408];&quot;A star&quot;;[.$C$5:.$C$408];&quot;=Self&quot;;[.$D$5:.$D$408];&quot;=SUCCESS&quot;)" office:value-type="float" office:value="38" calcext:value-type="float">
            <text:p>38</text:p>
          </table:table-cell>
          <table:table-cell table:style-name="ce3" table:formula="of:=AVERAGEIFS([.$F$5:.$F$408];[.$B$5:.$B$408];&quot;=A star&quot;;[.$C$5:.$C$408];&quot;=Self&quot;;[.$D$5:.$D$408];&quot;=SUCCESS&quot;)" office:value-type="float" office:value="31.9736842105263" calcext:value-type="float">
            <text:p>31,9736842105</text:p>
          </table:table-cell>
          <table:table-cell table:style-name="ce2" table:formula="of:=AVERAGEIFS([.$E$5:.$E$408];[.$B$5:.$B$408];&quot;=A star&quot;;[.$C$5:.$C$408];&quot;=Self&quot;;[.$D$5:.$D$408];&quot;=SUCCESS&quot;)" office:value-type="float" office:value="46112.8157894737" calcext:value-type="float">
            <text:p>46112,8157894737</text:p>
          </table:table-cell>
          <table:table-cell table:style-name="ce2" table:formula="of:=COUNTIFS([.$B$5:.$B$408];&quot;A star&quot;;[.$C$5:.$C$408];&quot;=Self&quot;;[.$D$5:.$D$408];&quot;=TIMEOUT&quot;)" office:value-type="float" office:value="63" calcext:value-type="float">
            <text:p>63</text:p>
          </table:table-cell>
          <table:table-cell table:style-name="ce2" table:formula="of:=AVERAGEIFS([.$F$5:.$F$408];[.$B$5:.$B$408];&quot;=A star&quot;;[.$C$5:.$C$408];&quot;=Self&quot;;[.$D$5:.$D$408];&quot;=TIMEOUT&quot;)" office:value-type="float" office:value="902.412698412699" calcext:value-type="float">
            <text:p>902,4126984127</text:p>
          </table:table-cell>
          <table:table-cell table:style-name="ce2" table:formula="of:=AVERAGEIFS([.$E$5:.$E$408];[.$B$5:.$B$408];&quot;=A star&quot;;[.$C$5:.$C$408];&quot;=Self&quot;;[.$D$5:.$D$408];&quot;=TIMEOUT&quot;)" office:value-type="float" office:value="675794.777777778" calcext:value-type="float">
            <text:p>675794,777777778</text:p>
          </table:table-cell>
          <table:table-cell table:style-name="ce6" table:formula="of:=COUNTIFS([.$B$5:.$B$408];&quot;A star&quot;;[.$C$5:.$C$408];&quot;=Most&quot;)" office:value-type="float" office:value="101" calcext:value-type="float">
            <text:p>101</text:p>
          </table:table-cell>
          <table:table-cell table:style-name="ce9" table:formula="of:=COUNTIFS([.$B$5:.$B$408];&quot;A star&quot;;[.$C$5:.$C$408];&quot;=Most&quot;;[.$D$5:.$D$408];&quot;=SUCCESS&quot;)" office:value-type="float" office:value="65" calcext:value-type="float">
            <text:p>65</text:p>
          </table:table-cell>
          <table:table-cell table:style-name="ce3" table:formula="of:=AVERAGEIFS([.$F$5:.$F$408];[.$B$5:.$B$408];&quot;=A star&quot;;[.$C$5:.$C$408];&quot;=Most&quot;;[.$D$5:.$D$408];&quot;=SUCCESS&quot;)" office:value-type="float" office:value="29.7384615384615" calcext:value-type="float">
            <text:p>29,7384615385</text:p>
          </table:table-cell>
          <table:table-cell table:style-name="ce2" table:formula="of:=AVERAGEIFS([.$E$5:.$E$408];[.$B$5:.$B$408];&quot;=A star&quot;;[.$C$5:.$C$408];&quot;=Most&quot;;[.$D$5:.$D$408];&quot;=SUCCESS&quot;)" office:value-type="float" office:value="52547.6769230769" calcext:value-type="float">
            <text:p>52547,6769230769</text:p>
          </table:table-cell>
          <table:table-cell table:style-name="ce3" table:formula="of:=COUNTIFS([.$B$5:.$B$408];&quot;A star&quot;;[.$C$5:.$C$408];&quot;=Most&quot;;[.$D$5:.$D$408];&quot;=TIMEOUT&quot;)" office:value-type="float" office:value="36" calcext:value-type="float">
            <text:p>36</text:p>
          </table:table-cell>
          <table:table-cell table:style-name="ce3" table:formula="of:=AVERAGEIFS([.$F$5:.$F$408];[.$B$5:.$B$408];&quot;=A star&quot;;[.$C$5:.$C$408];&quot;=Most&quot;;[.$D$5:.$D$408];&quot;=TIMEOUT&quot;)" office:value-type="float" office:value="902.222222222222" calcext:value-type="float">
            <text:p>902,2222222222</text:p>
          </table:table-cell>
          <table:table-cell table:style-name="ce2" table:formula="of:=AVERAGEIFS([.$E$5:.$E$408];[.$B$5:.$B$408];&quot;=A star&quot;;[.$C$5:.$C$408];&quot;=Most&quot;;[.$D$5:.$D$408];&quot;=TIMEOUT&quot;)" office:value-type="float" office:value="568845.138888889" calcext:value-type="float">
            <text:p>568845,138888889</text:p>
          </table:table-cell>
          <table:table-cell table:style-name="ce3" table:formula="of:=COUNTIFS([.$B$5:.$B$408];&quot;Greedy&quot;;[.$C$5:.$C$408];&quot;=Self&quot;)" office:value-type="float" office:value="101" calcext:value-type="float">
            <text:p>101</text:p>
          </table:table-cell>
          <table:table-cell table:style-name="ce3" table:formula="of:=COUNTIFS([.$B$5:.$B$408];&quot;Greedy&quot;;[.$C$5:.$C$408];&quot;=Self&quot;;[.$D$5:.$D$408];&quot;=SUCCESS&quot;)" office:value-type="float" office:value="61" calcext:value-type="float">
            <text:p>61</text:p>
          </table:table-cell>
          <table:table-cell table:style-name="ce3" table:formula="of:=AVERAGEIFS([.$F$5:.$F$408];[.$B$5:.$B$408];&quot;=Greedy&quot;;[.$C$5:.$C$408];&quot;=Self&quot;;[.$D$5:.$D$408];&quot;=SUCCESS&quot;)" office:value-type="float" office:value="30.6393442622951" calcext:value-type="float">
            <text:p>30,6393442623</text:p>
          </table:table-cell>
          <table:table-cell table:style-name="ce2" table:formula="of:=AVERAGEIFS([.$E$5:.$E$408];[.$B$5:.$B$408];&quot;=Greedy&quot;;[.$C$5:.$C$408];&quot;=Self&quot;;[.$D$5:.$D$408];&quot;=SUCCESS&quot;)" office:value-type="float" office:value="24033.3114754098" calcext:value-type="float">
            <text:p>24033,3114754098</text:p>
          </table:table-cell>
          <table:table-cell table:style-name="ce2" table:formula="of:=COUNTIFS([.$B$5:.$B$408];&quot;Greedy&quot;;[.$C$5:.$C$408];&quot;=Self&quot;;[.$D$5:.$D$408];&quot;=TIMEOUT&quot;)" office:value-type="float" office:value="40" calcext:value-type="float">
            <text:p>40</text:p>
          </table:table-cell>
          <table:table-cell table:style-name="ce2" table:formula="of:=AVERAGEIFS([.$F$5:.$F$408];[.$B$5:.$B$408];&quot;Greedy&quot;;[.$C$5:.$C$408];&quot;=Self&quot;;[.$D$5:.$D$408];&quot;=TIMEOUT&quot;)" office:value-type="float" office:value="904.636363636364" calcext:value-type="float">
            <text:p>904,6363636364</text:p>
          </table:table-cell>
          <table:table-cell table:style-name="ce2" table:formula="of:=AVERAGEIFS([.$E$5:.$E$408];[.$B$5:.$B$408];&quot;Greedy&quot;;[.$C$5:.$C$408];&quot;=Self&quot;;[.$D$5:.$D$408];&quot;=TIMEOUT&quot;)" office:value-type="float" office:value="488660.515151515" calcext:value-type="float">
            <text:p>488660,515151515</text:p>
          </table:table-cell>
          <table:table-cell table:style-name="ce6" table:formula="of:=COUNTIFS([.$B$5:.$B$408];&quot;Greedy&quot;;[.$C$5:.$C$408];&quot;=Most&quot;)" office:value-type="float" office:value="101" calcext:value-type="float">
            <text:p>101</text:p>
          </table:table-cell>
          <table:table-cell table:style-name="ce9" table:formula="of:=COUNTIFS([.$B$5:.$B$408];&quot;Greedy&quot;;[.$C$5:.$C$408];&quot;=Most&quot;;[.$D$5:.$D$408];&quot;=SUCCESS&quot;)" office:value-type="float" office:value="77" calcext:value-type="float">
            <text:p>77</text:p>
          </table:table-cell>
          <table:table-cell table:style-name="ce3" table:formula="of:=AVERAGEIFS([.$F$5:.$F$408];[.$B$5:.$B$408];&quot;Greedy&quot;;[.$C$5:.$C$408];&quot;=Most&quot;;[.$D$5:.$D$408];&quot;=SUCCESS&quot;)" office:value-type="float" office:value="9.4025974025974" calcext:value-type="float">
            <text:p>9,4025974026</text:p>
          </table:table-cell>
          <table:table-cell table:style-name="ce2" table:formula="of:=AVERAGEIFS([.$E$5:.$E$408];[.$B$5:.$B$408];&quot;Greedy&quot;;[.$C$5:.$C$408];&quot;=Most&quot;;[.$D$5:.$D$408];&quot;=SUCCESS&quot;)" office:value-type="float" office:value="24639.1948051948" calcext:value-type="float">
            <text:p>24639,1948051948</text:p>
          </table:table-cell>
          <table:table-cell table:style-name="ce3" table:formula="of:=COUNTIFS([.$B$5:.$B$408];&quot;Greedy&quot;;[.$C$5:.$C$408];&quot;=Most&quot;;[.$D$5:.$D$408];&quot;=TIMEOUT&quot;)" office:value-type="float" office:value="24" calcext:value-type="float">
            <text:p>24</text:p>
          </table:table-cell>
          <table:table-cell table:style-name="ce3" table:formula="of:=AVERAGEIFS([.$F$5:.$F$408];[.$B$5:.$B$408];&quot;Greedy&quot;;[.$C$5:.$C$408];&quot;=Most&quot;;[.$D$5:.$D$408];&quot;=TIMEOUT&quot;)" office:value-type="float" office:value="908.235294117647" calcext:value-type="float">
            <text:p>908,2352941176</text:p>
          </table:table-cell>
          <table:table-cell table:style-name="ce2" table:formula="of:=AVERAGEIFS([.$E$5:.$E$408];[.$B$5:.$B$408];&quot;Greedy&quot;;[.$C$5:.$C$408];&quot;=Most&quot;;[.$D$5:.$D$408];&quot;=TIMEOUT&quot;)" office:value-type="float" office:value="304303.411764706" calcext:value-type="float">
            <text:p>304303,411764706</text:p>
          </table:table-cell>
        </table:table-row>
        <table:table-row table:style-name="ro1">
          <table:table-cell table:style-name="ce1" table:number-columns-repeated="6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Time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0273" calcext:value-type="float">
            <text:p>23027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8849" calcext:value-type="float">
            <text:p>248849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style-name="ce7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920" calcext:value-type="float">
            <text:p>7920</text:p>
          </table:table-cell>
          <table:table-cell office:value-type="float" office:value="41" calcext:value-type="float">
            <text:p>41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6732" calcext:value-type="float">
            <text:p>25673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5240" calcext:value-type="float">
            <text:p>17524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5987" calcext:value-type="float">
            <text:p>26598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2576" calcext:value-type="float">
            <text:p>28257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8874" calcext:value-type="float">
            <text:p>30887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20826" calcext:value-type="float">
            <text:p>32082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8432" calcext:value-type="float">
            <text:p>20843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09057" calcext:value-type="float">
            <text:p>20905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7989" calcext:value-type="float">
            <text:p>2479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7031" calcext:value-type="float">
            <text:p>28703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45250" calcext:value-type="float">
            <text:p>34525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174" calcext:value-type="float">
            <text:p>24417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4550" calcext:value-type="float">
            <text:p>27455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81786" calcext:value-type="float">
            <text:p>38178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102" calcext:value-type="float">
            <text:p>9102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512" calcext:value-type="float">
            <text:p>3245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5243" calcext:value-type="float">
            <text:p>20524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16960" calcext:value-type="float">
            <text:p>21696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4236" calcext:value-type="float">
            <text:p>1942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58497" calcext:value-type="float">
            <text:p>25849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636" calcext:value-type="float">
            <text:p>3246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574" calcext:value-type="float">
            <text:p>51574</text:p>
          </table:table-cell>
          <table:table-cell office:value-type="float" office:value="128" calcext:value-type="float">
            <text:p>128</text:p>
          </table:table-cell>
          <table:table-cell table:number-columns-repeated="2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1904" calcext:value-type="float">
            <text:p>43190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74389" calcext:value-type="float">
            <text:p>4743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07213" calcext:value-type="float">
            <text:p>40721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75512" calcext:value-type="float">
            <text:p>2755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11034" calcext:value-type="float">
            <text:p>31103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3089" calcext:value-type="float">
            <text:p>2630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229" calcext:value-type="float">
            <text:p>98229</text:p>
          </table:table-cell>
          <table:table-cell office:value-type="float" office:value="356" calcext:value-type="float">
            <text:p>356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4739" calcext:value-type="float">
            <text:p>43473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52629" calcext:value-type="float">
            <text:p>45262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8595" calcext:value-type="float">
            <text:p>23859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2600" calcext:value-type="float">
            <text:p>26260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7922" calcext:value-type="float">
            <text:p>23792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5035" calcext:value-type="float">
            <text:p>26503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6279" calcext:value-type="float">
            <text:p>32627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57644" calcext:value-type="float">
            <text:p>35764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6312" calcext:value-type="float">
            <text:p>1463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9414" calcext:value-type="float">
            <text:p>24941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6841" calcext:value-type="float">
            <text:p>15684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67759" calcext:value-type="float">
            <text:p>16775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883" calcext:value-type="float">
            <text:p>24488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9515" calcext:value-type="float">
            <text:p>69515</text:p>
          </table:table-cell>
          <table:table-cell office:value-type="float" office:value="258" calcext:value-type="float">
            <text:p>258</text:p>
          </table:table-cell>
          <table:table-cell table:number-columns-repeated="2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2091" calcext:value-type="float">
            <text:p>28209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02953" calcext:value-type="float">
            <text:p>30295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37" calcext:value-type="float">
            <text:p>37</text:p>
          </table:table-cell>
          <table:table-cell table:number-columns-repeated="2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9880" calcext:value-type="float">
            <text:p>20988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2421" calcext:value-type="float">
            <text:p>24242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561" calcext:value-type="float">
            <text:p>26056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3877" calcext:value-type="float">
            <text:p>27387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6394" calcext:value-type="float">
            <text:p>24639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589" calcext:value-type="float">
            <text:p>3589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6598" calcext:value-type="float">
            <text:p>76598</text:p>
          </table:table-cell>
          <table:table-cell office:value-type="float" office:value="206" calcext:value-type="float">
            <text:p>206</text:p>
          </table:table-cell>
          <table:table-cell table:number-columns-repeated="2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5056" calcext:value-type="float">
            <text:p>17505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79" calcext:value-type="float">
            <text:p>3779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939" calcext:value-type="float">
            <text:p>26093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8530" calcext:value-type="float">
            <text:p>28853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3854" calcext:value-type="float">
            <text:p>17385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504" calcext:value-type="float">
            <text:p>26504</text:p>
          </table:table-cell>
          <table:table-cell office:value-type="float" office:value="100" calcext:value-type="float">
            <text:p>100</text:p>
          </table:table-cell>
          <table:table-cell table:number-columns-repeated="2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8028" calcext:value-type="float">
            <text:p>268028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93319" calcext:value-type="float">
            <text:p>29331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1736" calcext:value-type="float">
            <text:p>1717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0661" calcext:value-type="float">
            <text:p>19066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2586" calcext:value-type="float">
            <text:p>21258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3284" calcext:value-type="float">
            <text:p>21328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253" calcext:value-type="float">
            <text:p>17253</text:p>
          </table:table-cell>
          <table:table-cell office:value-type="float" office:value="57" calcext:value-type="float">
            <text:p>57</text:p>
          </table:table-cell>
          <table:table-cell table:number-columns-repeated="2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2752" calcext:value-type="float">
            <text:p>30275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139" calcext:value-type="float">
            <text:p>21139</text:p>
          </table:table-cell>
          <table:table-cell office:value-type="float" office:value="45" calcext:value-type="float">
            <text:p>45</text:p>
          </table:table-cell>
          <table:table-cell table:number-columns-repeated="2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1829" calcext:value-type="float">
            <text:p>22182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5894" calcext:value-type="float">
            <text:p>25589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0552" calcext:value-type="float">
            <text:p>24055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8483" calcext:value-type="float">
            <text:p>25848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2063" calcext:value-type="float">
            <text:p>22206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600" calcext:value-type="float">
            <text:p>11600</text:p>
          </table:table-cell>
          <table:table-cell office:value-type="float" office:value="51" calcext:value-type="float">
            <text:p>51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23" calcext:value-type="float">
            <text:p>2923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33501" calcext:value-type="float">
            <text:p>1533501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053" calcext:value-type="float">
            <text:p>3053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03" calcext:value-type="float">
            <text:p>1703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8756" calcext:value-type="float">
            <text:p>268756</text:p>
          </table:table-cell>
          <table:table-cell office:value-type="float" office:value="68" calcext:value-type="float">
            <text:p>68</text:p>
          </table:table-cell>
          <table:table-cell table:number-columns-repeated="2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04447" calcext:value-type="float">
            <text:p>1404447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8867" calcext:value-type="float">
            <text:p>1418867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71550" calcext:value-type="float">
            <text:p>1271550</text:p>
          </table:table-cell>
          <table:table-cell office:value-type="float" office:value="906" calcext:value-type="float">
            <text:p>906</text:p>
          </table:table-cell>
          <table:table-cell table:number-columns-repeated="2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258948" calcext:value-type="float">
            <text:p>1258948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96" calcext:value-type="float">
            <text:p>2896</text:p>
          </table:table-cell>
          <table:table-cell office:value-type="float" office:value="148" calcext:value-type="float">
            <text:p>148</text:p>
          </table:table-cell>
          <table:table-cell table:number-columns-repeated="2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3565" calcext:value-type="float">
            <text:p>143565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8307" calcext:value-type="float">
            <text:p>1248307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82902" calcext:value-type="float">
            <text:p>1282902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361" calcext:value-type="float">
            <text:p>336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2203" calcext:value-type="float">
            <text:p>72203</text:p>
          </table:table-cell>
          <table:table-cell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2004" calcext:value-type="float">
            <text:p>72004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36356" calcext:value-type="float">
            <text:p>1136356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46779" calcext:value-type="float">
            <text:p>1146779</text:p>
          </table:table-cell>
          <table:table-cell office:value-type="float" office:value="910" calcext:value-type="float">
            <text:p>910</text:p>
          </table:table-cell>
          <table:table-cell table:number-columns-repeated="2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72928" calcext:value-type="float">
            <text:p>1072928</text:p>
          </table:table-cell>
          <table:table-cell office:value-type="float" office:value="915" calcext:value-type="float">
            <text:p>915</text:p>
          </table:table-cell>
          <table:table-cell table:number-columns-repeated="2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078008" calcext:value-type="float">
            <text:p>1078008</text:p>
          </table:table-cell>
          <table:table-cell office:value-type="float" office:value="912" calcext:value-type="float">
            <text:p>912</text:p>
          </table:table-cell>
          <table:table-cell table:number-columns-repeated="2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98" calcext:value-type="float">
            <text:p>1798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47" calcext:value-type="float">
            <text:p>47</text:p>
          </table:table-cell>
          <table:table-cell table:number-columns-repeated="2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21856" calcext:value-type="float">
            <text:p>1421856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94" calcext:value-type="float">
            <text:p>32094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5165" calcext:value-type="float">
            <text:p>129516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2015" calcext:value-type="float">
            <text:p>1142015</text:p>
          </table:table-cell>
          <table:table-cell office:value-type="float" office:value="384" calcext:value-type="float">
            <text:p>384</text:p>
          </table:table-cell>
          <table:table-cell table:number-columns-repeated="2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80432" calcext:value-type="float">
            <text:p>380432</text:p>
          </table:table-cell>
          <table:table-cell office:value-type="float" office:value="78" calcext:value-type="float">
            <text:p>78</text:p>
          </table:table-cell>
          <table:table-cell table:number-columns-repeated="2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23119" calcext:value-type="float">
            <text:p>132311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8078" calcext:value-type="float">
            <text:p>88078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29720" calcext:value-type="float">
            <text:p>1129720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56" calcext:value-type="float">
            <text:p>32056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5900" calcext:value-type="float">
            <text:p>95900</text:p>
          </table:table-cell>
          <table:table-cell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435" calcext:value-type="float">
            <text:p>51435</text:p>
          </table:table-cell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37776" calcext:value-type="float">
            <text:p>137776</text:p>
          </table:table-cell>
          <table:table-cell office:value-type="float" office:value="56" calcext:value-type="float">
            <text:p>56</text:p>
          </table:table-cell>
          <table:table-cell table:number-columns-repeated="2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86" calcext:value-type="float">
            <text:p>3686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26498" calcext:value-type="float">
            <text:p>1426498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0937" calcext:value-type="float">
            <text:p>1410937</text:p>
          </table:table-cell>
          <table:table-cell office:value-type="float" office:value="905" calcext:value-type="float">
            <text:p>905</text:p>
          </table:table-cell>
          <table:table-cell table:number-columns-repeated="2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5239" calcext:value-type="float">
            <text:p>125239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3067" calcext:value-type="float">
            <text:p>113067</text:p>
          </table:table-cell>
          <table:table-cell office:value-type="float" office:value="48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2248" calcext:value-type="float">
            <text:p>124224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4499" calcext:value-type="float">
            <text:p>134499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80378" calcext:value-type="float">
            <text:p>580378</text:p>
          </table:table-cell>
          <table:table-cell office:value-type="float" office:value="120" calcext:value-type="float">
            <text:p>120</text:p>
          </table:table-cell>
          <table:table-cell table:number-columns-repeated="2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99" calcext:value-type="float">
            <text:p>25799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6190" calcext:value-type="float">
            <text:p>106190</text:p>
          </table:table-cell>
          <table:table-cell office:value-type="float" office:value="42" calcext:value-type="float">
            <text:p>42</text:p>
          </table:table-cell>
          <table:table-cell table:number-columns-repeated="2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1776" calcext:value-type="float">
            <text:p>1381776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2051" calcext:value-type="float">
            <text:p>1372051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4196" calcext:value-type="float">
            <text:p>1384196</text:p>
          </table:table-cell>
          <table:table-cell office:value-type="float" office:value="909" calcext:value-type="float">
            <text:p>909</text:p>
          </table:table-cell>
          <table:table-cell table:number-columns-repeated="2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7581" calcext:value-type="float">
            <text:p>1417581</text:p>
          </table:table-cell>
          <table:table-cell office:value-type="float" office:value="910" calcext:value-type="float">
            <text:p>910</text:p>
          </table:table-cell>
          <table:table-cell table:number-columns-repeated="2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6263" calcext:value-type="float">
            <text:p>1416263</text:p>
          </table:table-cell>
          <table:table-cell office:value-type="float" office:value="908" calcext:value-type="float">
            <text:p>908</text:p>
          </table:table-cell>
          <table:table-cell table:number-columns-repeated="2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01356" calcext:value-type="float">
            <text:p>1301356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09814" calcext:value-type="float">
            <text:p>1309814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743" calcext:value-type="float">
            <text:p>1297743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6451" calcext:value-type="float">
            <text:p>126451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872" calcext:value-type="float">
            <text:p>1333872</text:p>
          </table:table-cell>
          <table:table-cell office:value-type="float" office:value="908" calcext:value-type="float">
            <text:p>908</text:p>
          </table:table-cell>
          <table:table-cell table:number-columns-repeated="2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35058" calcext:value-type="float">
            <text:p>1335058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3" calcext:value-type="float">
            <text:p>2573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059" calcext:value-type="float">
            <text:p>98059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67" calcext:value-type="float">
            <text:p>2767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9095" calcext:value-type="float">
            <text:p>133909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755" calcext:value-type="float">
            <text:p>16755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11684" calcext:value-type="float">
            <text:p>1311684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01" calcext:value-type="float">
            <text:p>56301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64415" calcext:value-type="float">
            <text:p>1264415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80" calcext:value-type="float">
            <text:p>22480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3642" calcext:value-type="float">
            <text:p>53642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554" calcext:value-type="float">
            <text:p>1297554</text:p>
          </table:table-cell>
          <table:table-cell office:value-type="float" office:value="905" calcext:value-type="float">
            <text:p>905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0942" calcext:value-type="float">
            <text:p>50942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607" calcext:value-type="float">
            <text:p>1333607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01181" calcext:value-type="float">
            <text:p>1401181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9379" calcext:value-type="float">
            <text:p>15937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2493" calcext:value-type="float">
            <text:p>17249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1" calcext:value-type="float">
            <text:p>271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891" calcext:value-type="float">
            <text:p>6891</text:p>
          </table:table-cell>
          <table:table-cell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74" calcext:value-type="float">
            <text:p>974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03691" calcext:value-type="float">
            <text:p>10369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5506" calcext:value-type="float">
            <text:p>21550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1682" calcext:value-type="float">
            <text:p>25168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6045" calcext:value-type="float">
            <text:p>20604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31746" calcext:value-type="float">
            <text:p>23174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50944" calcext:value-type="float">
            <text:p>5094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374" calcext:value-type="float">
            <text:p>12437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4226" calcext:value-type="float">
            <text:p>28422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29950" calcext:value-type="float">
            <text:p>32995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5326" calcext:value-type="float">
            <text:p>12532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2478" calcext:value-type="float">
            <text:p>17247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1505" calcext:value-type="float">
            <text:p>20150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90600" calcext:value-type="float">
            <text:p>19060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3017" calcext:value-type="float">
            <text:p>11301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20117" calcext:value-type="float">
            <text:p>12011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6673" calcext:value-type="float">
            <text:p>13667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63023" calcext:value-type="float">
            <text:p>16302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89018" calcext:value-type="float">
            <text:p>18901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8089" calcext:value-type="float">
            <text:p>3080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58935" calcext:value-type="float">
            <text:p>35893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9676" calcext:value-type="float">
            <text:p>21967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2708" calcext:value-type="float">
            <text:p>13270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61462" calcext:value-type="float">
            <text:p>16146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98309" calcext:value-type="float">
            <text:p>19830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85216" calcext:value-type="float">
            <text:p>18521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88683" calcext:value-type="float">
            <text:p>18868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34649" calcext:value-type="float">
            <text:p>23464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1624" calcext:value-type="float">
            <text:p>8162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11854" calcext:value-type="float">
            <text:p>11185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7541" calcext:value-type="float">
            <text:p>24754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2752" calcext:value-type="float">
            <text:p>27275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844" calcext:value-type="float">
            <text:p>844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99781" calcext:value-type="float">
            <text:p>799781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1" calcext:value-type="float">
            <text:p>701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920" calcext:value-type="float">
            <text:p>14920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476" calcext:value-type="float">
            <text:p>3476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460" calcext:value-type="float">
            <text:p>2460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14" calcext:value-type="float">
            <text:p>1014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62" calcext:value-type="float">
            <text:p>962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73" calcext:value-type="float">
            <text:p>3673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393" calcext:value-type="float">
            <text:p>16393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74004" calcext:value-type="float">
            <text:p>1074004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22150" calcext:value-type="float">
            <text:p>522150</text:p>
          </table:table-cell>
          <table:table-cell office:value-type="float" office:value="127" calcext:value-type="float">
            <text:p>127</text:p>
          </table:table-cell>
          <table:table-cell table:number-columns-repeated="2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52313" calcext:value-type="float">
            <text:p>952313</text:p>
          </table:table-cell>
          <table:table-cell office:value-type="float" office:value="911" calcext:value-type="float">
            <text:p>911</text:p>
          </table:table-cell>
          <table:table-cell table:number-columns-repeated="2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038" calcext:value-type="float">
            <text:p>2038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81" calcext:value-type="float">
            <text:p>328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196" calcext:value-type="float">
            <text:p>2196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38618" calcext:value-type="float">
            <text:p>938618</text:p>
          </table:table-cell>
          <table:table-cell office:value-type="float" office:value="905" calcext:value-type="float">
            <text:p>905</text:p>
          </table:table-cell>
          <table:table-cell table:number-columns-repeated="2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945979" calcext:value-type="float">
            <text:p>945979</text:p>
          </table:table-cell>
          <table:table-cell office:value-type="float" office:value="916" calcext:value-type="float">
            <text:p>916</text:p>
          </table:table-cell>
          <table:table-cell table:number-columns-repeated="2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77294" calcext:value-type="float">
            <text:p>877294</text:p>
          </table:table-cell>
          <table:table-cell office:value-type="float" office:value="933" calcext:value-type="float">
            <text:p>933</text:p>
          </table:table-cell>
          <table:table-cell table:number-columns-repeated="2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641" calcext:value-type="float">
            <text:p>22641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5308" calcext:value-type="float">
            <text:p>25308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1086" calcext:value-type="float">
            <text:p>31086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556" calcext:value-type="float">
            <text:p>4556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3851" calcext:value-type="float">
            <text:p>23851</text:p>
          </table:table-cell>
          <table:table-cell office:value-type="float" office:value="24" calcext:value-type="float">
            <text:p>24</text:p>
          </table:table-cell>
          <table:table-cell table:number-columns-repeated="2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851" calcext:value-type="float">
            <text:p>2385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406" calcext:value-type="float">
            <text:p>4406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00721" calcext:value-type="float">
            <text:p>700721</text:p>
          </table:table-cell>
          <table:table-cell office:value-type="float" office:value="911" calcext:value-type="float">
            <text:p>911</text:p>
          </table:table-cell>
          <table:table-cell table:number-columns-repeated="2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07" calcext:value-type="float">
            <text:p>1007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49" calcext:value-type="float">
            <text:p>649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7491" calcext:value-type="float">
            <text:p>97491</text:p>
          </table:table-cell>
          <table:table-cell office:value-type="float" office:value="38" calcext:value-type="float">
            <text:p>38</text:p>
          </table:table-cell>
          <table:table-cell table:number-columns-repeated="2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053" calcext:value-type="float">
            <text:p>3053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906" calcext:value-type="float">
            <text:p>5906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098" calcext:value-type="float">
            <text:p>3098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46216" calcext:value-type="float">
            <text:p>846216</text:p>
          </table:table-cell>
          <table:table-cell office:value-type="float" office:value="929" calcext:value-type="float">
            <text:p>929</text:p>
          </table:table-cell>
          <table:table-cell table:number-columns-repeated="2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828985" calcext:value-type="float">
            <text:p>828985</text:p>
          </table:table-cell>
          <table:table-cell office:value-type="float" office:value="919" calcext:value-type="float">
            <text:p>919</text:p>
          </table:table-cell>
          <table:table-cell table:number-columns-repeated="2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18780" calcext:value-type="float">
            <text:p>418780</text:p>
          </table:table-cell>
          <table:table-cell office:value-type="float" office:value="286" calcext:value-type="float">
            <text:p>286</text:p>
          </table:table-cell>
          <table:table-cell table:number-columns-repeated="2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688768" calcext:value-type="float">
            <text:p>688768</text:p>
          </table:table-cell>
          <table:table-cell office:value-type="float" office:value="991" calcext:value-type="float">
            <text:p>991</text:p>
          </table:table-cell>
          <table:table-cell table:number-columns-repeated="2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96" calcext:value-type="float">
            <text:p>2896</text:p>
          </table:table-cell>
          <table:table-cell office:value-type="float" office:value="168" calcext:value-type="float">
            <text:p>168</text:p>
          </table:table-cell>
          <table:table-cell table:number-columns-repeated="2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076" calcext:value-type="float">
            <text:p>3076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7" calcext:value-type="float">
            <text:p>187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75115" calcext:value-type="float">
            <text:p>775115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29" calcext:value-type="float">
            <text:p>1129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174" calcext:value-type="float">
            <text:p>3174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2258" calcext:value-type="float">
            <text:p>202258</text:p>
          </table:table-cell>
          <table:table-cell office:value-type="float" office:value="182" calcext:value-type="float">
            <text:p>182</text:p>
          </table:table-cell>
          <table:table-cell table:number-columns-repeated="2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390" calcext:value-type="float">
            <text:p>1390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8326" calcext:value-type="float">
            <text:p>8326</text:p>
          </table:table-cell>
          <table:table-cell office:value-type="float" office:value="52" calcext:value-type="float">
            <text:p>52</text:p>
          </table:table-cell>
          <table:table-cell table:number-columns-repeated="2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8326" calcext:value-type="float">
            <text:p>8326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98" calcext:value-type="float">
            <text:p>1798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519" calcext:value-type="float">
            <text:p>2519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87410" calcext:value-type="float">
            <text:p>1087410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46940" calcext:value-type="float">
            <text:p>346940</text:p>
          </table:table-cell>
          <table:table-cell office:value-type="float" office:value="176" calcext:value-type="float">
            <text:p>176</text:p>
          </table:table-cell>
          <table:table-cell table:number-columns-repeated="2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076" calcext:value-type="float">
            <text:p>28076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080" calcext:value-type="float">
            <text:p>19080</text:p>
          </table:table-cell>
          <table:table-cell office:value-type="float" office:value="24" calcext:value-type="float">
            <text:p>24</text:p>
          </table:table-cell>
          <table:table-cell table:number-columns-repeated="2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713" calcext:value-type="float">
            <text:p>11713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62069" calcext:value-type="float">
            <text:p>962069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06" calcext:value-type="float">
            <text:p>1806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136" calcext:value-type="float">
            <text:p>2136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671" calcext:value-type="float">
            <text:p>1671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137" calcext:value-type="float">
            <text:p>2137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11287" calcext:value-type="float">
            <text:p>311287</text:p>
          </table:table-cell>
          <table:table-cell office:value-type="float" office:value="75" calcext:value-type="float">
            <text:p>75</text:p>
          </table:table-cell>
          <table:table-cell table:number-columns-repeated="2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22" calcext:value-type="float">
            <text:p>1822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651" calcext:value-type="float">
            <text:p>4651</text:p>
          </table:table-cell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634" calcext:value-type="float">
            <text:p>4634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43" calcext:value-type="float">
            <text:p>1443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032" calcext:value-type="float">
            <text:p>2032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354" calcext:value-type="float">
            <text:p>6354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255" calcext:value-type="float">
            <text:p>9255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44079" calcext:value-type="float">
            <text:p>444079</text:p>
          </table:table-cell>
          <table:table-cell office:value-type="float" office:value="137" calcext:value-type="float">
            <text:p>137</text:p>
          </table:table-cell>
          <table:table-cell table:number-columns-repeated="2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736821" calcext:value-type="float">
            <text:p>736821</text:p>
          </table:table-cell>
          <table:table-cell office:value-type="float" office:value="915" calcext:value-type="float">
            <text:p>915</text:p>
          </table:table-cell>
          <table:table-cell table:number-columns-repeated="2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041" calcext:value-type="float">
            <text:p>40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901305" calcext:value-type="float">
            <text:p>90130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21569" calcext:value-type="float">
            <text:p>1121569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808" calcext:value-type="float">
            <text:p>5808</text:p>
          </table:table-cell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3" calcext:value-type="float">
            <text:p>2573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393" calcext:value-type="float">
            <text:p>4393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67" calcext:value-type="float">
            <text:p>2767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322" calcext:value-type="float">
            <text:p>56322</text:p>
          </table:table-cell>
          <table:table-cell office:value-type="float" office:value="64" calcext:value-type="float">
            <text:p>64</text:p>
          </table:table-cell>
          <table:table-cell table:number-columns-repeated="2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374" calcext:value-type="float">
            <text:p>141374</text:p>
          </table:table-cell>
          <table:table-cell office:value-type="float" office:value="158" calcext:value-type="float">
            <text:p>158</text:p>
          </table:table-cell>
          <table:table-cell table:number-columns-repeated="2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818696" calcext:value-type="float">
            <text:p>818696</text:p>
          </table:table-cell>
          <table:table-cell office:value-type="float" office:value="909" calcext:value-type="float">
            <text:p>909</text:p>
          </table:table-cell>
          <table:table-cell table:number-columns-repeated="2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00640" calcext:value-type="float">
            <text:p>200640</text:p>
          </table:table-cell>
          <table:table-cell office:value-type="float" office:value="139" calcext:value-type="float">
            <text:p>139</text:p>
          </table:table-cell>
          <table:table-cell table:number-columns-repeated="2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0640" calcext:value-type="float">
            <text:p>200640</text:p>
          </table:table-cell>
          <table:table-cell office:value-type="float" office:value="41" calcext:value-type="float">
            <text:p>41</text:p>
          </table:table-cell>
          <table:table-cell table:number-columns-repeated="2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table:number-columns-repeated="25"/>
        </table:table-row>
      </table:table>
      <table:table table:name="Operators" table:style-name="ta1">
        <table:table-column table:style-name="co19" table:default-cell-style-name="Default"/>
        <table:table-column table:style-name="co20" table:default-cell-style-name="ce13"/>
        <table:table-column table:style-name="co4" table:number-columns-repeated="1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2" office:value-type="string" calcext:value-type="string">
            <text:p>Operators</text:p>
          </table:table-cell>
          <table:table-cell table:number-columns-repeated="3"/>
          <table:table-cell office:value-type="string" calcext:value-type="string">
            <text:p>LineBreakOperation</text:p>
          </table:table-cell>
          <table:table-cell office:value-type="string" calcext:value-type="string">
            <text:p>WrongHyphenationOperation</text:p>
          </table:table-cell>
          <table:table-cell office:value-type="string" calcext:value-type="string">
            <text:p>HyphenationOperation</text:p>
          </table:table-cell>
          <table:table-cell office:value-type="string" calcext:value-type="string">
            <text:p>WorInsertionDeletionOperation</text:p>
          </table:table-cell>
          <table:table-cell office:value-type="string" calcext:value-type="string">
            <text:p>SynonymOperation</text:p>
          </table:table-cell>
          <table:table-cell table:style-name="ce13" office:value-type="string" calcext:value-type="string">
            <text:p>WrongSpellingOperatio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2"/>
          <table:table-cell table:style-name="ce10" office:value-type="string" calcext:value-type="string">
            <text:p>A star</text:p>
          </table:table-cell>
          <table:table-cell table:formula="of:=COUNTIFS([.$A$2:.$A$493];&quot;A star&quot;;[.$B$2:.$B$493];[.F1])/[.$L$2]" office:value-type="float" office:value="0.237373737373737" calcext:value-type="float">
            <text:p>0,2373737374</text:p>
          </table:table-cell>
          <table:table-cell table:formula="of:=COUNTIFS([.$A$2:.$A$493];&quot;A star&quot;;[.$B$2:.$B$493];[.G1])/[.$L$2]" office:value-type="float" office:value="0.393939393939394" calcext:value-type="float">
            <text:p>0,3939393939</text:p>
          </table:table-cell>
          <table:table-cell table:formula="of:=COUNTIFS([.$A$2:.$A$493];&quot;A star&quot;;[.$B$2:.$B$493];[.H1])/[.$L$2]" office:value-type="float" office:value="0.0505050505050505" calcext:value-type="float">
            <text:p>0,0505050505</text:p>
          </table:table-cell>
          <table:table-cell table:formula="of:=COUNTIFS([.$A$2:.$A$493];&quot;A star&quot;;[.$B$2:.$B$493];[.I1])/[.$L$2]" office:value-type="float" office:value="0.00505050505050505" calcext:value-type="float">
            <text:p>0,0050505051</text:p>
          </table:table-cell>
          <table:table-cell table:formula="of:=COUNTIFS([.$A$2:.$A$493];&quot;A star&quot;;[.$B$2:.$B$493];[.J1])/[.$L$2]" office:value-type="float" office:value="0.297979797979798" calcext:value-type="float">
            <text:p>0,297979798</text:p>
          </table:table-cell>
          <table:table-cell table:formula="of:=COUNTIFS([.$A$2:.$A$493];&quot;A star&quot;;[.$B$2:.$B$493];[.K1])/[.$L$2]" office:value-type="float" office:value="0.0151515151515152" calcext:value-type="float">
            <text:p>0,0151515152</text:p>
          </table:table-cell>
          <table:table-cell table:formula="of:=COUNTIF([.$A$2:.$A$493];&quot;A Star&quot;)" office:value-type="float" office:value="198" calcext:value-type="float">
            <text:p>198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2"/>
          <table:table-cell table:style-name="ce11" office:value-type="string" calcext:value-type="string">
            <text:p>Greedy</text:p>
          </table:table-cell>
          <table:table-cell table:formula="of:=COUNTIFS([.$A$2:.$A$493];&quot;Greedy&quot;;[.$B$2:.$B$493];[.F1])/[.$L$3]" office:value-type="float" office:value="0.142857142857143" calcext:value-type="float">
            <text:p>0,1428571429</text:p>
          </table:table-cell>
          <table:table-cell table:formula="of:=COUNTIFS([.$A$2:.$A$493];&quot;Greedy&quot;;[.$B$2:.$B$493];[.G1])/[.$L$3]" office:value-type="float" office:value="0.316326530612245" calcext:value-type="float">
            <text:p>0,3163265306</text:p>
          </table:table-cell>
          <table:table-cell table:formula="of:=COUNTIFS([.$A$2:.$A$493];&quot;Greedy&quot;;[.$B$2:.$B$493];[.H1])/[.$L$3]" office:value-type="float" office:value="0.00340136054421769" calcext:value-type="float">
            <text:p>0,0034013605</text:p>
          </table:table-cell>
          <table:table-cell table:formula="of:=COUNTIFS([.$A$2:.$A$493];&quot;Greedy&quot;;[.$B$2:.$B$493];[.I1])/[.$L$3]" office:value-type="float" office:value="0.00340136054421769" calcext:value-type="float">
            <text:p>0,0034013605</text:p>
          </table:table-cell>
          <table:table-cell table:formula="of:=COUNTIFS([.$A$2:.$A$493];&quot;Greedy&quot;;[.$B$2:.$B$493];[.J1])/[.$L$3]" office:value-type="float" office:value="0.45578231292517" calcext:value-type="float">
            <text:p>0,4557823129</text:p>
          </table:table-cell>
          <table:table-cell table:formula="of:=COUNTIFS([.$A$2:.$A$493];&quot;Greedy&quot;;[.$B$2:.$B$493];[.K1])/[.$L$3]" office:value-type="float" office:value="0.0782312925170068" calcext:value-type="float">
            <text:p>0,0782312925</text:p>
          </table:table-cell>
          <table:table-cell table:formula="of:=COUNTIF([.$A$2:.$A$493];&quot;Greedy&quot;)" office:value-type="float" office:value="294" calcext:value-type="float">
            <text:p>294</text:p>
          </table:table-cell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orInsertionDele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orInsertionDele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LineBreak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Hyphenation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SynonymOperation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reedy</text:p>
          </table:table-cell>
          <table:table-cell office:value-type="string" calcext:value-type="string">
            <text:p>WrongSpellingOperation</text:p>
          </table:table-cell>
          <table:table-cell table:number-columns-repeated="10"/>
        </table:table-row>
        <table:table-row table:style-name="ro1" table:number-rows-repeated="104808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1" table:target-range-address="'General Raw Data'.A4:'General Raw Data'.F408" table:display-filter-buttons="true" table:orientation="column"/>
        <table:database-range table:name="__Anonymous_Sheet_DB__2" table:target-range-address="Operators.A1:Operators.A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.00.0000</text:date>, <text:time style:data-style-name="N2" text:time-value="11:42:47.0765906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4:55:25.687443061</meta:creation-date>
    <dc:date>2015-02-01T11:54:45.923668499</dc:date>
    <meta:editing-duration>PT2H21M48S</meta:editing-duration>
    <meta:editing-cycles>23</meta:editing-cycles>
    <meta:generator>LibreOffice/4.2.8.2$Linux_X86_64 LibreOffice_project/420$Build-2</meta:generator>
    <dc:creator>Fernando Bombardelli</dc:creator>
    <meta:document-statistic meta:table-count="3" meta:cell-count="3498" meta:object-count="0"/>
  </office:meta>
</office:document-meta>
</file>